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ficie-se ao Juízo da 3ª Vara da Comarca de Assú/RN remetendo cópia do requerimento do evento 26, para que informe sobre a</text:span></text:p>
      <text:p text:style-name="Standard"><text:span text:style-name="T1">possibilidade da transferência do ape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1:19:52.731000000</meta:creation-date>
    <dc:date>2019-04-16T11:20:06.994000000</dc:date>
    <meta:editing-duration>PT14S</meta:editing-duration>
    <meta:editing-cycles>1</meta:editing-cycles>
    <meta:document-statistic meta:table-count="0" meta:image-count="0" meta:object-count="0" meta:page-count="1" meta:paragraph-count="2" meta:word-count="27" meta:character-count="164" meta:non-whitespace-character-count="139"/>
    <meta:generator>LibreOffice/6.0.3.2$Windows_X86_64 LibreOffice_project/8f48d515416608e3a835360314dac7e47fd0b821</meta:generator>
  </office:meta>
</office:document-meta>
</file>